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imes" svg:font-family="Times" style:font-family-generic="roman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roman" svg:panose-1="2 11 6 4 2 2 2 2 2 4"/>
    <style:font-face style:name="Lohit Devanagari" svg:font-family="Lohit Devanagari" style:font-family-generic="roman" svg:panose-1="2 11 6 4 2 2 2 2 2 4"/>
    <style:font-face style:name="Segoe UI" svg:font-family="Segoe UI" style:font-family-generic="swiss" style:font-pitch="variable" svg:panose-1="2 11 5 2 4 2 4 2 2 3"/>
    <style:font-face style:name="sans-serif" svg:font-family="sans-serif" style:font-family-generic="swiss" svg:panose-1="2 11 6 4 2 2 2 2 2 4"/>
    <style:font-face style:name="Arial, sans-serif" svg:font-family="Arial, sans-serif" style:font-family-generic="roman" svg:panose-1="2 11 6 4 2 2 2 2 2 4"/>
  </office:font-face-decls>
  <office:automatic-styles>
    <style:style style:name="P1" style:parent-style-name="meta" style:master-page-name="MP0" style:family="paragraph">
      <style:paragraph-properties fo:break-before="page"/>
    </style:style>
    <style:style style:name="T2" style:parent-style-name="Policepardéfaut" style:family="text">
      <style:text-properties fo:font-size="10pt" style:font-size-asian="10pt"/>
    </style:style>
    <style:style style:name="T3" style:parent-style-name="Policepardéfaut" style:family="text">
      <style:text-properties fo:font-style="italic" style:font-style-asian="italic" style:font-style-complex="italic"/>
    </style:style>
    <style:style style:name="P4" style:parent-style-name="Corpsdetexte" style:family="paragraph">
      <style:paragraph-properties fo:text-align="center"/>
    </style:style>
    <style:style style:name="P5" style:parent-style-name="Corpsdetexte" style:family="paragraph">
      <style:paragraph-properties fo:text-align="center"/>
    </style:style>
    <style:style style:name="P6" style:parent-style-name="Corpsdetexte" style:family="paragraph">
      <style:paragraph-properties fo:text-align="center"/>
    </style:style>
    <style:style style:name="P7" style:parent-style-name="Corpsdetexte" style:family="paragraph">
      <style:paragraph-properties fo:text-align="center"/>
    </style:style>
    <style:style style:name="P8" style:parent-style-name="Corpsdetexte" style:family="paragraph">
      <style:paragraph-properties fo:text-align="center"/>
    </style:style>
    <style:style style:name="P9" style:parent-style-name="Corpsdetexte" style:family="paragraph">
      <style:paragraph-properties fo:text-align="center"/>
    </style:style>
    <style:style style:name="P10" style:parent-style-name="Corpsdetexte" style:family="paragraph">
      <style:paragraph-properties fo:text-align="center"/>
    </style:style>
    <style:style style:name="P11" style:parent-style-name="Corpsdetexte" style:family="paragraph">
      <style:paragraph-properties fo:text-align="center"/>
    </style:style>
    <style:style style:name="T12" style:parent-style-name="Policepardéfaut" style:family="text">
      <style:text-properties fo:font-variant="small-caps"/>
    </style:style>
    <style:style style:name="P13" style:parent-style-name="Corpsdetexte" style:family="paragraph">
      <style:paragraph-properties fo:text-align="center"/>
    </style:style>
    <style:style style:name="P14" style:parent-style-name="Corpsdetexte" style:family="paragraph">
      <style:paragraph-properties fo:text-align="center"/>
    </style:style>
    <style:style style:name="P15" style:parent-style-name="Corpsdetexte" style:family="paragraph">
      <style:paragraph-properties fo:text-align="center"/>
    </style:style>
    <style:style style:name="T16" style:parent-style-name="Policepardéfaut" style:family="text">
      <style:text-properties fo:font-style="italic" style:font-style-asian="italic" style:font-style-complex="italic"/>
    </style:style>
    <style:style style:name="P17" style:parent-style-name="Corpsdetexte" style:family="paragraph">
      <style:text-properties fo:font-style="italic" style:font-style-asian="italic" style:font-style-complex="italic"/>
    </style:style>
    <style:style style:name="P18" style:parent-style-name="Corpsdetexte" style:family="paragraph">
      <style:paragraph-properties fo:text-align="center"/>
    </style:style>
    <style:style style:name="P19" style:parent-style-name="Corpsdetexte" style:family="paragraph">
      <style:paragraph-properties fo:text-align="center"/>
    </style:style>
    <style:style style:name="P20" style:parent-style-name="Corpsdetexte" style:family="paragraph">
      <style:paragraph-properties fo:text-align="center"/>
    </style:style>
    <style:style style:name="P21" style:parent-style-name="Corpsdetexte" style:family="paragraph">
      <style:paragraph-properties fo:text-align="center"/>
    </style:style>
    <style:style style:name="P22" style:parent-style-name="Corpsdetexte" style:family="paragraph">
      <style:paragraph-properties fo:text-align="center"/>
    </style:style>
    <style:style style:name="P23" style:parent-style-name="Corpsdetexte" style:family="paragraph">
      <style:paragraph-properties fo:text-align="center"/>
    </style:style>
    <style:style style:name="P24" style:parent-style-name="Corpsdetexte" style:family="paragraph">
      <style:paragraph-properties fo:text-align="center"/>
    </style:style>
    <style:style style:name="T25" style:parent-style-name="Policepardéfaut" style:family="text">
      <style:text-properties fo:font-style="italic" style:font-style-asian="italic" style:font-style-complex="italic"/>
    </style:style>
    <style:style style:name="T26" style:parent-style-name="name" style:family="text">
      <style:text-properties fo:font-style="italic" style:font-style-asian="italic" style:font-style-complex="italic"/>
    </style:style>
    <style:style style:name="T27" style:parent-style-name="Policepardéfaut" style:family="text">
      <style:text-properties fo:font-style="italic" style:font-style-asian="italic" style:font-style-complex="italic"/>
    </style:style>
    <style:style style:name="T28" style:parent-style-name="Policepardéfaut" style:family="text">
      <style:text-properties fo:font-style="italic" style:font-style-asian="italic" style:font-style-complex="italic"/>
    </style:style>
    <style:style style:name="T29" style:parent-style-name="name" style:family="text">
      <style:text-properties fo:font-style="italic" style:font-style-asian="italic" style:font-style-complex="italic"/>
    </style:style>
    <style:style style:name="T30" style:parent-style-name="Policepardéfaut" style:family="text">
      <style:text-properties fo:font-style="italic" style:font-style-asian="italic" style:font-style-complex="italic"/>
    </style:style>
    <style:style style:name="P31" style:parent-style-name="l" style:family="paragraph">
      <style:text-properties fo:font-style="italic" style:font-style-asian="italic" style:font-style-complex="italic"/>
    </style:style>
    <style:style style:name="P32" style:parent-style-name="l" style:family="paragraph">
      <style:text-properties fo:font-style="italic" style:font-style-asian="italic" style:font-style-complex="italic"/>
    </style:style>
    <style:style style:name="P33" style:parent-style-name="l" style:family="paragraph">
      <style:text-properties fo:font-style="italic" style:font-style-asian="italic" style:font-style-complex="italic"/>
    </style:style>
    <style:style style:name="T34" style:parent-style-name="Policepardéfaut" style:family="text">
      <style:text-properties fo:font-style="italic" style:font-style-asian="italic" style:font-style-complex="italic"/>
    </style:style>
    <style:style style:name="T35" style:parent-style-name="name" style:family="text">
      <style:text-properties fo:font-style="italic" style:font-style-asian="italic" style:font-style-complex="italic"/>
    </style:style>
    <style:style style:name="T36" style:parent-style-name="Policepardéfaut" style:family="text">
      <style:text-properties fo:font-style="italic" style:font-style-asian="italic" style:font-style-complex="italic"/>
    </style:style>
    <style:style style:name="T37" style:parent-style-name="Policepardéfaut" style:family="text">
      <style:text-properties fo:font-style="italic" style:font-style-asian="italic" style:font-style-complex="italic"/>
    </style:style>
    <style:style style:name="T38" style:parent-style-name="name" style:family="text">
      <style:text-properties fo:font-style="italic" style:font-style-asian="italic" style:font-style-complex="italic"/>
    </style:style>
    <style:style style:name="T39" style:parent-style-name="Policepardéfaut" style:family="text">
      <style:text-properties fo:font-style="italic" style:font-style-asian="italic" style:font-style-complex="italic"/>
    </style:style>
    <style:style style:name="P40" style:parent-style-name="Corpsdetexte" style:family="paragraph">
      <style:paragraph-properties fo:text-align="end"/>
    </style:style>
    <style:style style:name="P41" style:parent-style-name="Corpsdetexte" style:family="paragraph">
      <style:paragraph-properties fo:text-align="center"/>
    </style:style>
    <style:style style:name="P42" style:parent-style-name="l" style:family="paragraph">
      <style:text-properties fo:font-style="italic" style:font-style-asian="italic" style:font-style-complex="italic"/>
    </style:style>
    <style:style style:name="P43" style:parent-style-name="l" style:family="paragraph">
      <style:text-properties fo:font-style="italic" style:font-style-asian="italic" style:font-style-complex="italic"/>
    </style:style>
    <style:style style:name="P44" style:parent-style-name="l" style:family="paragraph">
      <style:text-properties fo:font-style="italic" style:font-style-asian="italic" style:font-style-complex="italic"/>
    </style:style>
    <style:style style:name="P45" style:parent-style-name="l" style:family="paragraph">
      <style:text-properties fo:font-style="italic" style:font-style-asian="italic" style:font-style-complex="italic"/>
    </style:style>
    <style:style style:name="P46" style:parent-style-name="l" style:family="paragraph">
      <style:text-properties fo:font-style="italic" style:font-style-asian="italic" style:font-style-complex="italic"/>
    </style:style>
    <style:style style:name="P47" style:parent-style-name="l" style:family="paragraph">
      <style:text-properties fo:font-style="italic" style:font-style-asian="italic" style:font-style-complex="italic"/>
    </style:style>
    <style:style style:name="P48" style:parent-style-name="l" style:family="paragraph">
      <style:text-properties fo:font-style="italic" style:font-style-asian="italic" style:font-style-complex="italic"/>
    </style:style>
    <style:style style:name="P49" style:parent-style-name="l" style:family="paragraph">
      <style:text-properties fo:font-style="italic" style:font-style-asian="italic" style:font-style-complex="italic"/>
    </style:style>
    <style:style style:name="P50" style:parent-style-name="l" style:family="paragraph">
      <style:text-properties fo:font-style="italic" style:font-style-asian="italic" style:font-style-complex="italic"/>
    </style:style>
    <style:style style:name="P51" style:parent-style-name="l" style:family="paragraph">
      <style:text-properties fo:font-style="italic" style:font-style-asian="italic" style:font-style-complex="italic"/>
    </style:style>
    <style:style style:name="P52" style:parent-style-name="Textbody" style:family="paragraph">
      <style:paragraph-properties fo:text-align="center"/>
    </style:style>
    <style:style style:name="P53" style:parent-style-name="Textbody" style:family="paragraph">
      <style:paragraph-properties fo:text-align="center"/>
    </style:style>
    <style:style style:name="P54" style:parent-style-name="Textbody" style:family="paragraph">
      <style:paragraph-properties fo:text-align="center"/>
    </style:style>
    <style:style style:name="P55" style:parent-style-name="Textbody" style:family="paragraph">
      <style:paragraph-properties fo:text-align="center"/>
    </style:style>
    <style:style style:name="T56" style:parent-style-name="Policepardéfaut" style:family="text">
      <style:text-properties fo:font-style="italic" style:font-style-asian="italic" style:font-style-complex="italic"/>
    </style:style>
    <style:style style:name="P57" style:parent-style-name="Textbody" style:family="paragraph">
      <style:paragraph-properties fo:text-align="center"/>
    </style:style>
    <style:style style:name="P58" style:parent-style-name="Textbody" style:family="paragraph">
      <style:paragraph-properties fo:text-align="center"/>
    </style:style>
    <style:style style:name="P59" style:parent-style-name="Textbody" style:family="paragraph">
      <style:paragraph-properties fo:text-align="center"/>
    </style:style>
    <style:style style:name="P60" style:parent-style-name="Textbody" style:family="paragraph">
      <style:paragraph-properties fo:text-align="center"/>
    </style:style>
    <style:style style:name="P61" style:parent-style-name="Textbody" style:family="paragraph">
      <style:paragraph-properties fo:text-align="center"/>
    </style:style>
    <style:style style:name="P62" style:parent-style-name="Textbody" style:family="paragraph">
      <style:paragraph-properties fo:text-align="center"/>
    </style:style>
    <style:style style:name="P63" style:parent-style-name="Textbody" style:family="paragraph">
      <style:paragraph-properties fo:text-align="center"/>
    </style:style>
    <style:style style:name="P64" style:parent-style-name="Textbody" style:family="paragraph">
      <style:paragraph-properties fo:text-align="center"/>
    </style:style>
    <style:style style:name="P65" style:parent-style-name="Textbody" style:family="paragraph">
      <style:paragraph-properties fo:text-align="center"/>
    </style:style>
    <style:style style:name="P66" style:parent-style-name="Textbody" style:family="paragraph">
      <style:paragraph-properties fo:text-align="center"/>
    </style:style>
    <style:style style:name="P67" style:parent-style-name="Textbody" style:family="paragraph">
      <style:paragraph-properties fo:text-align="center"/>
    </style:style>
    <style:style style:name="P68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69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70" style:parent-style-name="Textbody" style:family="paragraph">
      <style:paragraph-properties fo:text-align="center"/>
    </style:style>
    <style:style style:name="P71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72" style:parent-style-name="Textbody" style:family="paragraph">
      <style:paragraph-properties fo:text-align="center"/>
    </style:style>
    <style:style style:name="P73" style:parent-style-name="Textbody" style:family="paragraph">
      <style:paragraph-properties fo:text-align="center"/>
    </style:style>
    <style:style style:name="P74" style:parent-style-name="Textbody" style:family="paragraph">
      <style:paragraph-properties fo:text-align="center"/>
    </style:style>
    <style:style style:name="P75" style:parent-style-name="Textbody" style:family="paragraph">
      <style:paragraph-properties fo:text-align="center"/>
    </style:style>
    <style:style style:name="P76" style:parent-style-name="Textbody" style:family="paragraph">
      <style:paragraph-properties fo:text-align="center"/>
    </style:style>
    <style:style style:name="T77" style:parent-style-name="Policepardéfaut" style:family="text">
      <style:text-properties fo:font-style="italic" style:font-style-asian="italic" style:font-style-complex="italic"/>
    </style:style>
    <style:style style:name="P78" style:parent-style-name="Textbody" style:family="paragraph">
      <style:paragraph-properties fo:text-align="center"/>
    </style:style>
    <style:style style:name="T79" style:parent-style-name="Policepardéfaut" style:family="text">
      <style:text-properties fo:font-style="italic" style:font-style-asian="italic" style:font-style-complex="italic"/>
    </style:style>
    <style:style style:name="P80" style:parent-style-name="Textbody" style:family="paragraph">
      <style:paragraph-properties fo:text-align="center"/>
    </style:style>
    <style:style style:name="P81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82" style:parent-style-name="Normal" style:family="paragraph">
      <style:paragraph-properties fo:text-align="center"/>
    </style:style>
    <style:style style:name="P83" style:parent-style-name="Normal" style:family="paragraph">
      <style:paragraph-properties fo:text-align="center"/>
    </style:style>
    <style:style style:name="P84" style:parent-style-name="Normal" style:family="paragraph">
      <style:paragraph-properties fo:text-align="center"/>
    </style:style>
    <style:style style:name="P85" style:parent-style-name="Normal" style:family="paragraph">
      <style:paragraph-properties fo:text-align="center"/>
    </style:style>
    <style:style style:name="P86" style:parent-style-name="Normal" style:family="paragraph">
      <style:paragraph-properties fo:text-align="center"/>
    </style:style>
    <style:style style:name="T87" style:parent-style-name="Policepardéfaut" style:family="text">
      <style:text-properties fo:font-variant="small-caps"/>
    </style:style>
    <style:style style:name="P88" style:parent-style-name="Normal" style:family="paragraph">
      <style:paragraph-properties fo:text-align="center"/>
    </style:style>
    <style:style style:name="P89" style:parent-style-name="Normal" style:family="paragraph">
      <style:paragraph-properties fo:text-align="center"/>
    </style:style>
    <style:style style:name="P90" style:parent-style-name="Normal" style:family="paragraph">
      <style:paragraph-properties fo:text-align="center"/>
    </style:style>
    <style:style style:name="T91" style:parent-style-name="Policepardéfaut" style:family="text">
      <style:text-properties fo:font-variant="small-caps"/>
    </style:style>
    <style:style style:name="T92" style:parent-style-name="Policepardéfaut" style:family="text">
      <style:text-properties fo:font-variant="small-caps"/>
    </style:style>
    <style:style style:name="P93" style:parent-style-name="Normal" style:family="paragraph">
      <style:paragraph-properties fo:text-align="center"/>
    </style:style>
    <style:style style:name="P94" style:parent-style-name="Normal" style:family="paragraph">
      <style:paragraph-properties fo:text-align="center"/>
    </style:style>
    <style:style style:name="P95" style:parent-style-name="Normal" style:family="paragraph">
      <style:paragraph-properties fo:text-align="center"/>
    </style:style>
    <style:style style:name="P96" style:parent-style-name="Normal" style:family="paragraph">
      <style:paragraph-properties fo:text-align="center"/>
    </style:style>
    <style:style style:name="P97" style:parent-style-name="Normal" style:family="paragraph">
      <style:paragraph-properties fo:text-align="center"/>
    </style:style>
    <style:style style:name="P98" style:parent-style-name="Normal" style:family="paragraph">
      <style:paragraph-properties fo:text-align="center"/>
    </style:style>
    <style:style style:name="P99" style:parent-style-name="Normal" style:family="paragraph">
      <style:paragraph-properties fo:text-align="center"/>
    </style:style>
    <style:style style:name="P100" style:parent-style-name="Normal" style:family="paragraph">
      <style:paragraph-properties fo:text-align="center"/>
    </style:style>
    <style:style style:name="P101" style:parent-style-name="Normal" style:family="paragraph">
      <style:paragraph-properties fo:text-align="center"/>
    </style:style>
    <style:style style:name="P102" style:parent-style-name="Normal" style:family="paragraph">
      <style:paragraph-properties fo:text-align="center"/>
    </style:style>
    <style:style style:name="P103" style:parent-style-name="Normal" style:family="paragraph">
      <style:paragraph-properties fo:text-align="center"/>
    </style:style>
    <style:style style:name="P104" style:parent-style-name="Normal" style:family="paragraph">
      <style:paragraph-properties fo:text-align="center"/>
    </style:style>
    <style:style style:name="P105" style:parent-style-name="Normal" style:family="paragraph">
      <style:paragraph-properties fo:text-align="center"/>
    </style:style>
    <style:style style:name="P106" style:parent-style-name="Normal" style:family="paragraph">
      <style:paragraph-properties fo:text-align="center"/>
    </style:style>
  </office:automatic-styles>
  <office:body>
    <office:text text:use-soft-page-breaks="true">
      <text:p text:style-name="P1">title :<text:span text:style-name="T2"><text:tab/></text:span>Ballet des Arts, dansé par Sa Majesté le 8 Janvier 1663</text:p>
      <text:p text:style-name="meta">creator :<text:s/><text:tab/>Benserade, Isaac de</text:p>
      <text:p text:style-name="meta">date :<text:tab/>1663-01-08</text:p>
      <text:p text:style-name="meta">bibl :<text:tab/>Benserade,<text:s/><text:span text:style-name="T3">Ballet des arts dansé par Sa Majesté le 8 Janvier 1663</text:span>, Paris, Ballard, 1663.<text:s/></text:p>
      <text:p text:style-name="meta">copyeditor :<text:tab/>CADIOT, Clément</text:p>
      <text:p text:style-name="P4"><text:span text:style-name="pb">1</text:span></text:p>
      <text:p text:style-name="P5">BALLET</text:p>
      <text:p text:style-name="P6">DES ARTS,</text:p>
      <text:p text:style-name="P7">Dansé par Sa Majesté le<text:s/><text:span text:style-name="date">8.</text:span></text:p>
      <text:p text:style-name="P8"><text:span text:style-name="date">Ianvier 1663.</text:span></text:p>
      <text:p text:style-name="P9"/>
      <text:p text:style-name="P10">A<text:s/><text:span text:style-name="placeName">PARIS</text:span>,</text:p>
      <text:p text:style-name="P11">Par<text:s/><text:span text:style-name="persName">Robert Ballard</text:span><text:span text:style-name="T12">,<text:s/></text:span>seul Imprimeur du</text:p>
      <text:p text:style-name="P13"><text:span text:style-name="persName">Roy</text:span><text:s/>pour la Musique.</text:p>
      <text:p text:style-name="P14"><text:span text:style-name="date">M. DC. LXIII.</text:span></text:p>
      <text:p text:style-name="P15"><text:span text:style-name="T16">Avec Privilege de<text:s/></text:span><text:span text:style-name="persName">Sa Majesté.</text:span></text:p>
      <text:p text:style-name="P17"/>
      <text:p text:style-name="P18"><text:span text:style-name="pb">2</text:span></text:p>
      <text:p text:style-name="P19"><text:span text:style-name="pb">3</text:span></text:p>
      <text:p text:style-name="P20">AVANT-PROPOS</text:p>
      <text:p text:style-name="Corpsdetexte">LA Paix ayant produit</text:p>
      <text:p text:style-name="Corpsdetexte">l’Abondance, &amp; fait nai-</text:p>
      <text:p text:style-name="Corpsdetexte">stre les Plaisirs &amp; re-</text:p>
      <text:p text:style-name="Corpsdetexte">fleurir les Sciences &amp; les</text:p>
      <text:p text:style-name="Corpsdetexte">Arts ; les Sept que l’on</text:p>
      <text:p text:style-name="Corpsdetexte">nomme Liberaux, con-</text:p>
      <text:p text:style-name="Corpsdetexte">duits par leur inuen-</text:p>
      <text:p text:style-name="Corpsdetexte">teur, Promethée, viennent paroistre en</text:p>
      <text:p text:style-name="Corpsdetexte">cette superbe Cour : Et comme la Musi-</text:p>
      <text:p text:style-name="Corpsdetexte">que en est l’un des plus nobles &amp; des plus</text:p>
      <text:p text:style-name="Corpsdetexte">agreables, elle fait auec les autres, par<text:s/><text:span text:style-name="tech">vn</text:span></text:p>
      <text:p text:style-name="Corpsdetexte"><text:span text:style-name="tech">grand Concert d’Instrumens</text:span>, l’ouuerture</text:p>
      <text:p text:style-name="Corpsdetexte">du Ballet des Arts en general, dont quel-</text:p>
      <text:p text:style-name="Corpsdetexte">ques-vns soit mechaniques ou autres, ont</text:p>
      <text:p text:style-name="Corpsdetexte">esté choisis pour faire les Entrées de ce</text:p>
      <text:p text:style-name="Corpsdetexte">Ballet ; chacune estãt precedée d’un chan-</text:p>
      <text:p text:style-name="Corpsdetexte">gement de<text:s/><text:span text:style-name="tech">Theatre</text:span><text:s/>&amp; d’un<text:s/><text:span text:style-name="tech">Recit</text:span>.</text:p>
      <text:soft-page-break/>
      <text:p text:style-name="P21"><text:span text:style-name="pb">4</text:span></text:p>
      <text:p text:style-name="label.speaker">L’AGRICVLTVRE.</text:p>
      <text:p text:style-name="Corpsdetexte">CET Art est representé par des<text:s/><text:span text:style-name="name">Bergers</text:span></text:p>
      <text:p text:style-name="Corpsdetexte">&amp; des<text:s/><text:span text:style-name="name">Bergeres</text:span> ; lesquels sortent des</text:p>
      <text:p text:style-name="Corpsdetexte">agreables Boccages, qui font la decoration de</text:p>
      <text:p text:style-name="Corpsdetexte">cette premiere Scene. Apres que la<text:s/><text:span text:style-name="name">Félicité</text:span><text:s/>&amp;</text:p>
      <text:p text:style-name="Corpsdetexte">la<text:s/><text:span text:style-name="name">Paix</text:span><text:s/>qui les accompagnent tousiours ont fait</text:p>
      <text:p text:style-name="Corpsdetexte">vn recit en<text:s/><text:span text:style-name="tech">Dialogue</text:span>, auquel respond vn<text:s/><text:span text:style-name="tech">Chœur</text:span></text:p>
      <text:p text:style-name="Corpsdetexte"><text:span text:style-name="tech">d’instruments rustiques</text:span>.</text:p>
      <text:p text:style-name="P22">Dialogue de la<text:s/><text:span text:style-name="name">Paix</text:span><text:s/>&amp; de la<text:s/><text:span text:style-name="name">Félicité</text:span>, chanté par</text:p>
      <text:p text:style-name="P23"><text:span text:style-name="persName">Mademoiselle Hylaire</text:span>, &amp;<text:s/><text:span text:style-name="persName">Mademoiselle</text:span></text:p>
      <text:p text:style-name="P24"><text:span text:style-name="persName">de Saint Christophe</text:span>.</text:p>
      <text:p text:style-name="label.speaker">LA PAIX</text:p>
      <text:p text:style-name="l"><text:span text:style-name="T25">Douce<text:s/></text:span><text:span text:style-name="T26">Félicité</text:span><text:span text:style-name="T27">, ne quitons point ces lieux.</text:span></text:p>
      <text:p text:style-name="label.speaker">LA FELICITÉ.</text:p>
      <text:p text:style-name="l"><text:span text:style-name="T28">Douce &amp; charmante<text:s/></text:span><text:span text:style-name="T29">Paix</text:span><text:span text:style-name="T30">, où peut-on estre</text:span></text:p>
      <text:p text:style-name="P31">mieux ?</text:p>
      <text:p text:style-name="label.speaker">Toutes deux.</text:p>
      <text:p text:style-name="P32">N’y les travaux ny les peines,</text:p>
      <text:p text:style-name="P33">N’habitent plus dans ces bois,</text:p>
      <text:p text:style-name="l"><text:span text:style-name="T34">Les<text:s/></text:span><text:span text:style-name="T35">Bergers</text:span><text:span text:style-name="T36"><text:s/>sont comme des Rois,</text:span></text:p>
      <text:p text:style-name="l"><text:span text:style-name="T37">Les<text:s/></text:span><text:span text:style-name="T38">Bergeres</text:span><text:span text:style-name="T39"><text:s/>comme des Reïnes.</text:span></text:p>
      <text:p text:style-name="P40">LA</text:p>
      <text:p text:style-name="P41"><text:span text:style-name="pb">5</text:span></text:p>
      <text:p text:style-name="label.speaker">La Paix</text:p>
      <text:p text:style-name="P42">I’y veux estre tousiours,</text:p>
      <text:p text:style-name="label.speaker">LA FELICITÉ.</text:p>
      <text:p text:style-name="P43">Et moy tousiours aussy.</text:p>
      <text:p text:style-name="label.speaker">Toutes deux.</text:p>
      <text:p text:style-name="P44">Amour est le seul mal dont on se plaint icy.</text:p>
      <text:p text:style-name="label.speaker">LA PAIX.</text:p>
      <text:p text:style-name="P45">Les vents les plus mutins sont changez en Zephirs.</text:p>
      <text:p text:style-name="label.speaker">LA FELICITÉ.</text:p>
      <text:p text:style-name="P46">Les maux les plus cruels sont changez en plaisirs.</text:p>
      <text:p text:style-name="label.speaker">Toutes deux.</text:p>
      <text:p text:style-name="P47">Icy quand vn cœur soupire,</text:p>
      <text:p text:style-name="P48">Vn autre cœur luy répond,</text:p>
      <text:p text:style-name="P49">Et c’est là tout le bruit que font</text:p>
      <text:p text:style-name="P50">Les Echos qui s’osent tout dire.</text:p>
      <text:p text:style-name="label.speaker">LA PAIX.</text:p>
      <text:p text:style-name="P51">I’y veux estre tousiours, etc.</text:p>
      <text:p text:style-name="l"/>
      <text:p text:style-name="P52"><text:span text:style-name="pb">6</text:span></text:p>
      <text:soft-page-break/>
      <text:p text:style-name="P53">PREMIERE ENTRÉE</text:p>
      <text:p text:style-name="P54"><text:span text:style-name="name">BERGERS</text:span><text:s/>ET<text:s/><text:span text:style-name="name">BERGERES</text:span></text:p>
      <text:p text:style-name="P55"><text:span text:style-name="name">Bergers</text:span><text:span text:style-name="T56">.</text:span></text:p>
      <text:p text:style-name="P57"><text:span text:style-name="persName">LE ROY</text:span></text:p>
      <text:p text:style-name="P58">Le<text:s/><text:span text:style-name="persName">Marquis de Rassan</text:span>, les Sieurs<text:s/><text:span text:style-name="persName">Raynal</text:span>,<text:s/><text:span text:style-name="persName">Noblet</text:span>,</text:p>
      <text:p text:style-name="P59">&amp;<text:s/><text:span text:style-name="persName">la Pierre</text:span>.</text:p>
      <text:p text:style-name="P60"><text:span text:style-name="name">Bergeres</text:span></text:p>
      <text:p text:style-name="P61"><text:span text:style-name="persName">MADAME</text:span>.</text:p>
      <text:p text:style-name="P62"><text:span text:style-name="persName">Mademoiselle de Mortemart</text:span>,<text:s/><text:span text:style-name="persName">Mademoiselle de</text:span></text:p>
      <text:p text:style-name="P63"><text:span text:style-name="persName">Saint<text:s/></text:span><text:span text:style-name="persName">S</text:span><text:span text:style-name="persName">imon</text:span>,<text:s/><text:span text:style-name="persName">Mademoiselle de la<text:s/></text:span><text:span text:style-name="persName">V</text:span><text:span text:style-name="persName">alliere</text:span>,</text:p>
      <text:p text:style-name="P64"><text:span text:style-name="persName">Mademoiselle de Seuigny</text:span>.</text:p>
      <text:p text:style-name="P65"/>
      <text:p text:style-name="P66">Pour<text:s/><text:span text:style-name="persName">LE ROY</text:span>.<text:s/><text:span text:style-name="name">Berger</text:span>.</text:p>
      <text:p text:style-name="P67"/>
      <text:p text:style-name="l"><text:tab/>Voicy la Gloire, &amp; la Fleur du Hameau,</text:p>
      <text:p text:style-name="l"><text:tab/>Nul n’a la Teste &amp; plus belle &amp; mieux faite ;</text:p>
      <text:p text:style-name="l">Nul ne fait mieux redouter sa Houlette,</text:p>
      <text:p text:style-name="l">Nul ne sçait mieux comme on garde vn Troupeau.</text:p>
      <text:p text:style-name="P68"/>
      <text:p text:style-name="l"><text:tab/>Et quoy qu’il soit dans l’âge où nous sentons</text:p>
      <text:p text:style-name="l">Pour le plaisir vne attache si forte,</text:p>
      <text:p text:style-name="l">Ne croyez pas que son plaisir l’emporte,</text:p>
      <text:p text:style-name="l">Il en revient tousiours à ses Moutons.</text:p>
      <text:p text:style-name="P69"/>
      <text:p text:style-name="l"><text:tab/>A son labeur il passe tout d’un coup,</text:p>
      <text:p text:style-name="l">Et n’ira pas dormir sur la fougere,</text:p>
      <text:p text:style-name="P70"><text:span text:style-name="pb">7</text:span></text:p>
      <text:p text:style-name="l">N’y s’oublier auprès d’vne Bergere,</text:p>
      <text:p text:style-name="l">Iusques au point d’en oublier le Loup.</text:p>
      <text:p text:style-name="P71"/>
      <text:p text:style-name="l"><text:tab/>Ce n’est pas tant vn Berger qu’vn Heros,</text:p>
      <text:p text:style-name="l">Dont l’Ame grand applique ses pensées</text:p>
      <text:p text:style-name="l">Au soin de voir ses Brebis engraissées,</text:p>
      <text:p text:style-name="l">En leur laissant la laine sur le dos.</text:p>
      <text:p text:style-name="P72"/>
      <text:p text:style-name="P73">Pour<text:s/><text:span text:style-name="persName">MADAME</text:span>.<text:s/><text:span text:style-name="name">Bergere</text:span>.</text:p>
      <text:p text:style-name="P74"/>
      <text:p text:style-name="l">Qvelle Bergere, quels yeux</text:p>
      <text:p text:style-name="l">A faire mourir les Dieux !</text:p>
      <text:soft-page-break/>
      <text:p text:style-name="l">Aussy comme eux on l’adore,</text:p>
      <text:p text:style-name="l">Elle est de leur propre sang ;</text:p>
      <text:p text:style-name="l">Mais sa personne est encore</text:p>
      <text:p text:style-name="l">Bien au dessus de son rang :</text:p>
      <text:p text:style-name="l">De jeunes Lis, &amp; des Roses</text:p>
      <text:p text:style-name="l">Tout nouuellement écloses</text:p>
      <text:p text:style-name="l">Forment son teint delicat ;</text:p>
      <text:p text:style-name="l">Enfin les plus belles choses</text:p>
      <text:p text:style-name="l">Prés d’elle n’ont point d’éclat.</text:p>
      <text:p text:style-name="l">C’est vne douceur extréme,</text:p>
      <text:p text:style-name="l">Et pour en dire icy le mal comme le bien,</text:p>
      <text:p text:style-name="l">Il est vray tout le monde l’aime,</text:p>
      <text:p text:style-name="l">Mais apres son Deuoir ses Moutons, &amp; son Chien,</text:p>
      <text:p text:style-name="l">Ie pense qu’elle n’aime rien.</text:p>
      <text:p text:style-name="P75"><text:span text:style-name="pb">8</text:span></text:p>
      <text:p text:style-name="P76">Pour<text:s/><text:span text:style-name="persName">Mademoiselle de Mortemart</text:span>.<text:s/><text:span text:style-name="name">Bergere</text:span><text:span text:style-name="T77">.</text:span></text:p>
      <text:p text:style-name="l"><text:tab/>Qve cette Bergere est belle,</text:p>
      <text:p text:style-name="l"><text:tab/>A-t’elle pas vn defaut ?</text:p>
      <text:p text:style-name="l">Vn Berger qui soit digne d’elle</text:p>
      <text:p text:style-name="l">N’est-ce pas tout ce qui luy faut ?</text:p>
      <text:p text:style-name="l">A quiconque pourra tant faire</text:p>
      <text:p text:style-name="l">Que de la ranger sous sa loy,</text:p>
      <text:p text:style-name="l">La bonne affaire,</text:p>
      <text:p text:style-name="l">L’heureux employ !</text:p>
      <text:p text:style-name="P78">Pour<text:s/><text:span text:style-name="persName">Mademoiselle de la Valliere</text:span>.<text:s/><text:span text:style-name="name">Bergere</text:span><text:span text:style-name="T79">.</text:span></text:p>
      <text:p text:style-name="l"><text:tab/>Non sans doute il n’est point de Bergere</text:p>
      <text:p text:style-name="l"><text:tab/>plus belle,</text:p>
      <text:p text:style-name="l">Pour elle cependant qui s’ose declarer ?</text:p>
      <text:p text:style-name="l">La presse n’est pas grande à soupirer pour elle,</text:p>
      <text:p text:style-name="l">Quoy qu’elle soit si propre à faire soupirer.</text:p>
      <text:p text:style-name="P80"><text:span text:style-name="pb">9</text:span></text:p>
      <text:p text:style-name="l"><text:tab/>Elle a dans ses beaux yeux vne douce langueur,</text:p>
      <text:p text:style-name="l">Et bien qu’en apparence aucun s’en soit la cause,</text:p>
      <text:p text:style-name="l">Pour peu qu’il fut permis de foüiller dans son cœur,</text:p>
      <text:p text:style-name="l">On ne laisseroit pas d’y trouuer quelque chose.</text:p>
      <text:p text:style-name="P81"/>
      <text:p text:style-name="l"><text:tab/>Mais pourquoy là-dessus s’estendre davantage ?</text:p>
      <text:p text:style-name="l">Suffit qu’on ne sçauroit en dire trop de bien,</text:p>
      <text:p text:style-name="l">Et je ne pense pas que dans tout le village,</text:p>
      <text:p text:style-name="l">Il se rencontre vn cœur mieux placé que le sien.</text:p>
      <text:p text:style-name="l"/>
      <text:p text:style-name="P82">Pour Mademoiselle de Seuigny.</text:p>
      <text:p text:style-name="Normal">IE porte peu d’enuie</text:p>
      <text:p text:style-name="Normal">Aux Bergers dont la vie</text:p>
      <text:p text:style-name="Normal">Est plaine de douceur,<text:s/></text:p>
      <text:p text:style-name="Normal">Ma fortune est meilleure</text:p>
      <text:p text:style-name="Normal">Si je trouve mon Heure</text:p>
      <text:soft-page-break/>
      <text:p text:style-name="Normal">Où j’ay perdu mon cœur.<text:s/></text:p>
      <text:p text:style-name="Normal"/>
      <text:p text:style-name="P83">10</text:p>
      <text:p text:style-name="P84"/>
      <text:p text:style-name="P85">LA NAVIGATION.</text:p>
      <text:p text:style-name="Normal"/>
      <text:p text:style-name="Normal">LA Mer paroist en esloignement de laquel-</text:p>
      <text:p text:style-name="Normal">le Thetis sortant auec trois autres Diuinitez</text:p>
      <text:p text:style-name="Normal">Marine, chante des Vers à la loüange de la</text:p>
      <text:p text:style-name="Normal">Nauigation. Vn Chef de Corsaires auec qua-</text:p>
      <text:p text:style-name="Normal">tre Pyrates de sa suite arruent sur le Riuage</text:p>
      <text:p text:style-name="Normal">ne s’esloignant jamais d’vn Element, sur le-</text:p>
      <text:p text:style-name="Normal">quel il a estably sa demeure.</text:p>
      <text:p text:style-name="Normal"/>
      <text:p text:style-name="P86"><text:span text:style-name="T87">Recit de Thetis</text:span>,</text:p>
      <text:p text:style-name="P88">Chanté par Mademoiselle de Cercamanan.</text:p>
      <text:p text:style-name="P89"/>
      <text:p text:style-name="P90"><text:span text:style-name="T91">Aux Dames</text:span><text:span text:style-name="T92">.</text:span></text:p>
      <text:p text:style-name="P93"/>
      <text:p text:style-name="P94">NE craignez point le naufrage,</text:p>
      <text:p text:style-name="P95">Beaux yeux, le vent ny<text:s/>l’orage</text:p>
      <text:p text:style-name="P96">N’oseroient vous attaquer :</text:p>
      <text:p text:style-name="P97">Hazardez vous dessus l’onde,</text:p>
      <text:p text:style-name="P98">Quelle rie ou quelle gronde,</text:p>
      <text:p text:style-name="P99">Il n’est que de s’embarquer.<text:s/></text:p>
      <text:p text:style-name="P100"/>
      <text:p text:style-name="P101">Sur les flots qui s’applanissent</text:p>
      <text:p text:style-name="P102">Mille vaisseaux s’enrichissent</text:p>
      <text:p text:style-name="P103">Pour vn qui vient à manquer :</text:p>
      <text:p text:style-name="P104">Vous ne ferez pas grand-chose</text:p>
      <text:p text:style-name="P105">Tant que vous direz, je n’ose,</text:p>
      <text:p text:style-name="P106">Il n’est que de s’embarqu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imes" svg:font-family="Times" style:font-family-generic="roman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roman" svg:panose-1="2 11 6 4 2 2 2 2 2 4"/>
    <style:font-face style:name="Lohit Devanagari" svg:font-family="Lohit Devanagari" style:font-family-generic="roman" svg:panose-1="2 11 6 4 2 2 2 2 2 4"/>
    <style:font-face style:name="Segoe UI" svg:font-family="Segoe UI" style:font-family-generic="swiss" style:font-pitch="variable" svg:panose-1="2 11 5 2 4 2 4 2 2 3"/>
    <style:font-face style:name="sans-serif" svg:font-family="sans-serif" style:font-family-generic="swiss" svg:panose-1="2 11 6 4 2 2 2 2 2 4"/>
    <style:font-face style:name="Arial, sans-serif" svg:font-family="Arial, sans-serif" style:font-family-generic="roman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style:font-name="Times" style:font-name-asian="Times" style:font-size-complex="10pt" style:language-asian="fr" style:country-asian="FR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Normal">
      <style:paragraph-properties fo:text-align="justify" fo:margin-top="0.059in" fo:margin-bottom="0.059in" fo:line-height="115%"/>
      <style:text-properties fo:hyphenate="false"/>
    </style:style>
    <style:style style:name="Liste" style:display-name="Liste" style:family="paragraph" style:parent-style-name="Textbody">
      <style:text-properties style:font-name-complex="Lohit Devanagari" fo:hyphenate="false"/>
    </style:style>
    <style:style style:name="Légende" style:display-name="Légende" style:family="paragraph" style:parent-style-name="Normal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Lohit Devanagari" fo:hyphenate="false"/>
    </style:style>
    <style:style style:name="salute" style:display-name="&lt;salute&gt;" style:family="paragraph" style:parent-style-name="Normal" style:next-style-name="Textbody">
      <style:paragraph-properties fo:margin-top="0.3937in" fo:margin-bottom="0.3937in"/>
      <style:text-properties fo:hyphenate="false"/>
    </style:style>
    <style:style style:name="byline" style:display-name="&lt;byline&gt;" style:family="paragraph" style:parent-style-name="Normal" style:next-style-name="Textbody">
      <style:paragraph-properties fo:text-align="end"/>
      <style:text-properties fo:hyphenate="false"/>
    </style:style>
    <style:style style:name="l" style:display-name="&lt;l&gt;" style:family="paragraph" style:parent-style-name="Normal">
      <style:text-properties fo:color="#F4B083" fo:hyphenate="false"/>
    </style:style>
    <style:style style:name="Textedebulles" style:display-name="Texte de bulles" style:family="paragraph" style:parent-style-name="Normal">
      <style:text-properties style:font-name="Segoe UI" style:font-name-asian="Segoe UI" style:font-name-complex="Segoe UI" fo:font-size="9pt" style:font-size-asian="9pt" style:font-size-complex="9pt" fo:hyphenate="false"/>
    </style:style>
    <style:style style:name="label.head" style:display-name="&lt;label.head&gt;" style:family="paragraph" style:parent-style-name="Normal">
      <style:paragraph-properties fo:text-align="center" fo:margin-top="0.118in" fo:margin-bottom="0.118in"/>
      <style:text-properties fo:font-weight="bold" style:font-weight-asian="bold" fo:font-style="italic" style:font-style-asian="italic" fo:hyphenate="false"/>
    </style:style>
    <style:style style:name="list" style:display-name="&lt;list&gt;" style:family="paragraph" style:parent-style-name="Normal">
      <style:text-properties style:font-name="Times New Roman" style:font-name-asian="Times New Roman" fo:font-size="11pt" style:font-size-asian="11pt" style:text-underline-type="single" style:text-underline-style="solid" style:text-underline-width="auto" style:text-underline-mode="continuous" fo:hyphenate="false"/>
    </style:style>
    <style:style style:name="meta" style:display-name="&lt;meta&gt;" style:family="paragraph" style:parent-style-name="Standard">
      <style:paragraph-properties fo:margin-top="0.0076in" fo:margin-bottom="0.0076in" fo:margin-left="1.3777in" fo:text-indent="-1.3777in" fo:background-color="#CCCCCC">
        <style:tab-stops>
          <style:tab-stop style:type="left" style:position="1.3777in"/>
        </style:tab-stops>
      </style:paragraph-properties>
      <style:text-properties style:font-name="sans-serif" style:font-name-asian="sans-serif" style:font-name-complex="sans-serif" fo:font-size="8pt" style:font-size-asian="8pt" fo:hyphenate="false"/>
    </style:style>
    <style:style style:name="label.speaker" style:display-name="&lt;label.speaker&gt;" style:family="paragraph" style:parent-style-name="Normal">
      <style:paragraph-properties fo:margin-bottom="0.0076in" fo:margin-left="0.3937in">
        <style:tab-stops/>
      </style:paragraph-properties>
      <style:text-properties fo:hyphenate="false"/>
    </style:style>
    <style:style style:name="pb" style:display-name="&lt;pb&gt;" style:family="text">
      <style:text-properties style:font-name="Arial, sans-serif" style:font-name-asian="Arial, sans-serif" style:font-name-complex="Arial, sans-serif" fo:color="#999999" fo:font-size="11pt" style:font-size-asian="11pt" fo:background-color="#FFFFFF"/>
    </style:style>
    <style:style style:name="persName" style:display-name="&lt;persName&gt;" style:family="text">
      <style:text-properties fo:color="#FFFFFF" fo:background-color="#FFFF00"/>
    </style:style>
    <style:style style:name="placeName" style:display-name="&lt;placeName&gt;" style:family="text">
      <style:text-properties fo:background-color="#FF0000"/>
    </style:style>
    <style:style style:name="name" style:display-name="&lt;name&gt;" style:family="text">
      <style:text-properties style:use-window-font-color="true" fo:background-color="#0000FF"/>
    </style:style>
    <style:style style:name="tech" style:display-name="&lt;tech&gt;" style:family="text">
      <style:text-properties fo:background-color="#FFFF00"/>
    </style:style>
    <style:style style:name="foreign" style:display-name="&lt;foreign&gt;" style:family="text" style:parent-style-name="Policepardéfaut">
      <style:text-properties fo:color="#FF00FF"/>
    </style:style>
    <style:style style:name="date" style:display-name="&lt;date&gt;" style:family="text" style:parent-style-name="Policepardéfaut">
      <style:text-properties fo:background-color="#F7CAAC"/>
    </style:style>
    <style:style style:name="Corpsdetexte" style:display-name="Corps de texte" style:family="paragraph" style:parent-style-name="Normal">
      <style:paragraph-properties fo:text-align="justify" style:vertical-align="auto" fo:margin-top="0.059in" fo:margin-bottom="0.059in" fo:line-height="115%"/>
      <style:text-properties fo:hyphenate="true"/>
    </style:style>
    <style:style style:name="CorpsdetexteCar" style:display-name="Corps de texte Car" style:family="text" style:parent-style-name="Policepardéfaut">
      <style:text-properties style:font-name="Times" style:font-name-asian="Times" style:font-size-complex="10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tilisateur de Microsoft Office</meta:initial-creator>
    <dc:creator>Clément Cadiot</dc:creator>
    <meta:creation-date>2022-11-25T16:14:00Z</meta:creation-date>
    <dc:date>2022-12-14T16:21:00Z</dc:date>
    <meta:template xlink:href="Normal.dotm" xlink:type="simple"/>
    <meta:editing-cycles>8</meta:editing-cycles>
    <meta:editing-duration>PT2340S</meta:editing-duration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0" meta:word-count="822" meta:character-count="5337" meta:row-count="37" meta:non-whitespace-character-count="4525"/>
  </office:meta>
</office:document-meta>
</file>